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El juego va a tener una tematica de los Simpsons, en donde el personaje principal sera homero y los enemigos seran los marcianos de esta saga, los disparos seran chops de cerveza y los obstaculos seran vegetales.</text:span></text:p>
      <text:p text:style-name="P1"><text:span text:style-name="T1">En cuanto la implementacion, el mapa del juego va a consistir de una coleccion de enemigos, una de obstaculos, otra de disparos y por ultimo un atributo de tipo jugador.</text:span></text:p>
      <text:p text:style-name="P1"><text:span text:style-name="T1">Donde cada objeto conoce su posicion en el mapa, par (x,y).</text:span></text:p>
      <text:p text:style-name="P1"><text:span text:style-name="T1">El mapa va a tener un tamaño fijo de 800x600 pixeles, de manera tal que el juego va a estar en forma horizontal.</text:span></text:p>
      <text:p text:style-name="P1"><text:span text:style-name="T1">Las colisiones se resolveran mediante un metodo de la clase mapa que consta en verificar si un objeto se encuentra en la misma posicion (x,y), de manera tal que este metodo retornara un objeto del tipo Pair</text:span><text:span text:style-name="T2">&lt;Boolean,Object&gt;.</text:span></text:p>
      <text:p text:style-name="P1"><text:span text:style-name="T2">El juego finaliza cuando la vida del jugador llegue a 0 o cuando no haya mas enemigos, en este caso se pasa al nivel siguiente si es que este no se encuentra en el tercer nivel.</text:span></text:p>
      <text:p text:style-name="P1"><text:span text:style-name="T3"/></text:p>
      <text:p text:style-name="P1"><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